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one" svg:font-family="None, Consolas, 'Lucida Console', 'Courier New'"/>
    <style:font-face style:name="[object HTMLOptionElement]" svg:font-family="'[object HTMLOptionElement]', Consolas, 'Lucida Console', 'Courier New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color="#000000" fo:background-color="#f9f7ed"/>
    </style:style>
    <style:style style:name="P2" style:family="paragraph" style:parent-style-name="Text_20_body">
      <style:text-properties fo:color="#000000" style:font-name="None" fo:background-color="#f9f7ed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color="#ff0000"/>
    </style:style>
    <style:style style:name="T2" style:family="text">
      <style:text-properties fo:color="#000000" style:text-underline-style="solid" style:text-underline-width="auto" style:text-underline-color="font-color" fo:background-color="#fdfdfd"/>
    </style:style>
    <style:style style:name="T3" style:family="text">
      <style:text-properties fo:color="#000000" fo:background-color="#fdfdfd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[object HTMLOptionElement]"/>
    </style:style>
    <style:style style:name="T6" style:family="text">
      <style:text-properties fo:color="#000080" style:font-name="[object HTMLOptionElement]" fo:font-weight="bold"/>
    </style:style>
    <style:style style:name="T7" style:family="text">
      <style:text-properties fo:color="#000080" style:font-name="None" fo:font-weight="bold"/>
    </style:style>
    <style:style style:name="T8" style:family="text">
      <style:text-properties fo:color="#008800" style:font-name="[object HTMLOptionElement]" fo:font-style="italic"/>
    </style:style>
    <style:style style:name="T9" style:family="text">
      <style:text-properties fo:color="#008800" style:font-name-asian="[object HTMLOptionElement]" style:font-style-asian="italic"/>
    </style:style>
    <style:style style:name="T10" style:family="text">
      <style:text-properties fo:color="#008800" style:font-name="None" fo:font-style="italic"/>
    </style:style>
    <style:style style:name="T11" style:family="text">
      <style:text-properties fo:color="#008800" style:font-name-asian="None" style:font-style-asian="italic"/>
    </style:style>
    <style:style style:name="T12" style:family="text">
      <style:text-properties fo:color="#0000ff"/>
    </style:style>
    <style:style style:name="T13" style:family="text">
      <style:text-properties fo:color="#0000ff" style:font-name="[object HTMLOptionElement]"/>
    </style:style>
    <style:style style:name="T14" style:family="text">
      <style:text-properties fo:color="#0000ff" style:font-name="None"/>
    </style:style>
    <style:style style:name="T15" style:family="text">
      <style:text-properties style:font-name="[object HTMLOptionElement]"/>
    </style:style>
    <style:style style:name="T16" style:family="text">
      <style:text-properties style:font-name="None"/>
    </style:style>
    <style:style style:name="T17" style:family="text">
      <style:text-properties fo:color="#008080" style:font-nam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　　在前面<text:a xlink:type="simple" xlink:href="http://www.letuknowit.com/">知蚁</text:a>曾经介绍过C语言中的各种读写函数，首先是最简单的读写一个字符的函数<text:a xlink:type="simple" xlink:href="http://www.letuknowit.com/archives/96" office:target-frame-name="_blank" xlink:show="new">fputc和fgetc</text:a>，在这个基础上又出现了putw和getw、fgets和fputs，此外还说过<text:a xlink:type="simple" xlink:href="http://www.letuknowit.com/archives/99" office:target-frame-name="_blank" xlink:show="new">格式化读写函数fprintf和fscanf函数</text:a>。</text:p>
      <text:p text:style-name="Text_20_body">　　从原理上来说，只要fputc和fgetc函数基本就可以完成数据的读写操作了，但是在实际的使用中会遇到诸多不便，因此上面那一大堆函数就冒 出来了（其实也不多）。上面函数中最方便的就是格式化读写函数fprintf和fscanf了，因为可以一行行的进行读取，但是有个问题就是这两位老人家 动作比较慢，<text:span text:style-name="T1">fprintf在写文件的时候要把二进制形式表示的数据转换为ASCII码形式，fscanf在读文件的时候又要将ASCII码转换为二进制的形式</text:span>。</text:p>
      <text:p text:style-name="Text_20_body">　　好不容易出来个好用的函数，竟然是个慢性子，聪明的你现在也许就在想了：那能不能不转换，直接读写二进制的数据呢？答案就是fread和fwrite，在需要频繁进行数据读写的时候，使用这两个函数将大大提升效率。</text:p>
      <text:p text:style-name="Text_20_body"><text:span text:style-name="Strong_20_Emphasis">fread和fwrite函数的定义</text:span></text:p>
      <text:p text:style-name="Text_20_body">　　fread(pBuffer,size,count,pFile);</text:p>
      <text:p text:style-name="Text_20_body">　　fwrite(pBuffer,size,count,pFile);</text:p>
      <text:p text:style-name="Text_20_body">　　要读写一个数据块的话，无论是读还是写，都需要指定一个起始地址，读的话从这个起始地址读，写的话从这个起始地址写，上面函数定义中的第一个参 数pBuffer就是用于指定这个起始地址，size读写的字节数，count则指定读写多少个size大小的数据，pFile是文件结构指针。</text:p>
      <text:p text:style-name="Text_20_body"><text:span text:style-name="Strong_20_Emphasis">fread和fwrite函数使用示例</text:span></text:p>
      <text:p text:style-name="Text_20_body">　　说到数据块我们自然会想到结构体，如果一个文件中保存的是一个个结构体信息，那每一个结构体信息就可以看做一个数据块了。这里直接用前面文章中我们一直使用的学生成绩信息的结构体：</text:p>
      <text:p text:style-name="P3"><text:span text:style-name="T2">C语言</text:span><text:span text:style-name="T3">: </text:span><text:a xlink:type="simple" xlink:href="http://www.letuknowit.com/" office:target-frame-name="_blank" xlink:show="new">知蚁博客</text:a></text:p>
      <text:p text:style-name="P1"><text:span text:style-name="T6">struct</text:span><text:span text:style-name="T15"> student<text:line-break/>{<text:line-break/></text:span><text:span text:style-name="T5">    </text:span><text:span text:style-name="T6">int</text:span><text:span text:style-name="T15">      nID; </text:span><text:span text:style-name="T8">//</text:span><text:span text:style-name="T9">学号</text:span><text:span text:style-name="T15"><text:line-break/>    </text:span><text:span text:style-name="T6">char</text:span><text:span text:style-name="T15">     chName[</text:span><text:span text:style-name="T13">20</text:span><text:span text:style-name="T15">];    </text:span><text:span text:style-name="T8">//</text:span><text:span text:style-name="T9">姓名</text:span><text:span text:style-name="T15"><text:line-break/>    </text:span><text:span text:style-name="T6">float</text:span><text:span text:style-name="T15">    fScores[</text:span><text:span text:style-name="T13">3</text:span><text:span text:style-name="T15">];    </text:span><text:span text:style-name="T8">//3</text:span><text:span text:style-name="T9">门课的成绩</text:span><text:span text:style-name="T15"><text:line-break/>};</text:span></text:p>
      <text:p text:style-name="Text_20_body">　　实例程序有点小复杂的，首先我们自己新建一个txt文件，也就是ASCII文件啦，然后写上一些数据，如下：</text:p>
      <text:p text:style-name="Quotations">1 zhangsan 78.0 79.0 80.0<text:line-break/>2 lisi 79.0 77.0 78.0<text:line-break/>3 wangwu 90.0 97.0 78.0<text:line-break/>4 zhaokai 56.0 57.0 58.0</text:p>
      <text:p text:style-name="Text_20_body">　　我们先用ASCII方式打开这个文件，通过fscanf函数读取里面的数据，然后通过fwrite写入到新的二进制格式的文件中，这样我们就得到了一个保存上面信息的二进制格式的文件了，下面就是通过fread函数进行数据的读取了。（<text:span text:style-name="T1">记住：fread和fwrite一般用于二进制文件的输入输出，ASCII文件还是不要考虑了</text:span>）。</text:p>
      <text:p text:style-name="P3"><text:span text:style-name="T2">C++语言</text:span><text:span text:style-name="T3">: </text:span><text:a xlink:type="simple" xlink:href="http://www.letuknowit.com/" office:target-frame-name="_blank" xlink:show="new">知蚁博客</text:a></text:p>
      <text:p text:style-name="P1"><text:span text:style-name="T17">#include “stdio.h”</text:span><text:span text:style-name="T16"><text:line-break/></text:span><text:span text:style-name="T7">struct</text:span><text:span text:style-name="T16"> student<text:line-break/>{<text:line-break/>    </text:span><text:span text:style-name="T7">int</text:span><text:span text:style-name="T16">        nID;    </text:span><text:span text:style-name="T10">//</text:span><text:span text:style-name="T11">学号</text:span><text:span text:style-name="T16"><text:line-break/>    </text:span><text:span text:style-name="T7">char</text:span><text:span text:style-name="T16">    chName[</text:span><text:span text:style-name="T14">20</text:span><text:span text:style-name="T16">];    </text:span><text:span text:style-name="T10">//</text:span><text:span text:style-name="T11">姓名</text:span><text:span text:style-name="T16"><text:line-break/>    </text:span><text:span text:style-name="T7">float</text:span><text:span text:style-name="T16">    fScores[</text:span><text:span text:style-name="T14">3</text:span><text:span text:style-name="T16">];    </text:span><text:span text:style-name="T10">//3</text:span><text:span text:style-name="T11">门课的成绩</text:span><text:span text:style-name="T16"><text:line-break/>};</text:span></text:p>
      <text:p text:style-name="P2"><text:span text:style-name="T4">void</text:span> main()<text:line-break/><text:soft-page-break/>{<text:line-break/>    FILE *pRead,*pWrite;<text:line-break/>    <text:span text:style-name="T4">struct</text:span> student tStu[<text:span text:style-name="T12">4</text:span>];<text:line-break/>    <text:span text:style-name="T4">struct</text:span> student *ptStu = NULL;<text:line-break/>    <text:span text:style-name="T4">int</text:span> nCount = <text:span text:style-name="T12">0</text:span>;</text:p>
      <text:p text:style-name="P1">    <text:span text:style-name="T10">//ASCII</text:span><text:span text:style-name="T11">方式打开文件 用于读入</text:span><text:span text:style-name="T16"><text:line-break/>    pRead=fopen(</text:span><text:span text:style-name="T14">“stu_scores.txt”</text:span><text:span text:style-name="T16">,</text:span><text:span text:style-name="T14">“r”</text:span><text:span text:style-name="T16">);<text:line-break/>    </text:span><text:span text:style-name="T7">if</text:span><text:span text:style-name="T16">(NULL == pRead)<text:line-break/>    {<text:line-break/>        </text:span><text:span text:style-name="T7">return</text:span><text:span text:style-name="T16">;<text:line-break/>    }</text:span></text:p>
      <text:p text:style-name="P1">    <text:span text:style-name="T10">//</text:span><text:span text:style-name="T11">二进制文件打开文件 用于写入</text:span><text:span text:style-name="T16"><text:line-break/>    pWrite=fopen(</text:span><text:span text:style-name="T14">“stu_scores_bin.txt”</text:span><text:span text:style-name="T16">,</text:span><text:span text:style-name="T14">“wb”</text:span><text:span text:style-name="T16">);<text:line-break/>    </text:span><text:span text:style-name="T7">if</text:span><text:span text:style-name="T16">(NULL == pWrite)<text:line-break/>    {<text:line-break/>        fclose(pRead);<text:line-break/>        </text:span><text:span text:style-name="T7">return</text:span><text:span text:style-name="T16">;<text:line-break/>    }</text:span></text:p>
      <text:p text:style-name="P1">    <text:span text:style-name="T10">//fscanf</text:span><text:span text:style-name="T11">读取数据，</text:span><text:span text:style-name="T10">fwrite</text:span><text:span text:style-name="T11">写入数据</text:span><text:span text:style-name="T16"><text:line-break/>    ptStu = tStu;<text:line-break/>    </text:span><text:span text:style-name="T7">while</text:span><text:span text:style-name="T16">(!feof(pRead))<text:line-break/>    {<text:line-break/>        fscanf(pRead,</text:span><text:span text:style-name="T14">“%d %s %f %f %f\n“</text:span><text:span text:style-name="T16">,&amp;ptStu-&gt;nID,ptStu-&gt;chName,&amp;ptStu-&gt;fScores[</text:span><text:span text:style-name="T14">0</text:span><text:span text:style-name="T16">],&amp;ptStu-&gt;fScores[</text:span><text:span text:style-name="T14">1</text:span><text:span text:style-name="T16">],&amp;ptStu-&gt;fScores[</text:span><text:span text:style-name="T14">2</text:span><text:span text:style-name="T16">]);<text:line-break/>        fwrite(ptStu,</text:span><text:span text:style-name="T7">sizeof</text:span><text:span text:style-name="T16">(</text:span><text:span text:style-name="T7">struct</text:span><text:span text:style-name="T16"> student),</text:span><text:span text:style-name="T14">1</text:span><text:span text:style-name="T16">,pWrite);<text:line-break/>        printf(</text:span><text:span text:style-name="T14">“%d %s %.1f %.1f %.1f\n“</text:span><text:span text:style-name="T16">,ptStu-&gt;nID,ptStu-&gt;chName,ptStu-&gt;fScores[</text:span><text:span text:style-name="T14">0</text:span><text:span text:style-name="T16">],ptStu-&gt;fScores[</text:span><text:span text:style-name="T14">1</text:span><text:span text:style-name="T16">],ptStu-&gt;fScores[</text:span><text:span text:style-name="T14">2</text:span><text:span text:style-name="T16">]);<text:line-break/>        ptStu++;<text:line-break/>    }</text:span></text:p>
      <text:p text:style-name="P1">    <text:span text:style-name="T16">fclose(pRead);<text:line-break/>    fclose(pWrite);</text:span></text:p>
      <text:p text:style-name="P1">    <text:span text:style-name="T16">memset(tStu,</text:span><text:span text:style-name="T14">0×00</text:span><text:span text:style-name="T16">,</text:span><text:span text:style-name="T7">sizeof</text:span><text:span text:style-name="T16">(tStu)); </text:span><text:span text:style-name="T10">//</text:span><text:span text:style-name="T11">清空数据</text:span></text:p>
      <text:p text:style-name="P1">    <text:span text:style-name="T10">//</text:span><text:span text:style-name="T11">二进制文件打开文件 用于读取</text:span><text:span text:style-name="T16"><text:line-break/>    pRead=fopen(</text:span><text:span text:style-name="T14">“stu_scores_bin.txt”</text:span><text:span text:style-name="T16">,</text:span><text:span text:style-name="T14">“rb”</text:span><text:span text:style-name="T16">);<text:line-break/>    </text:span><text:span text:style-name="T7">if</text:span><text:span text:style-name="T16">(NULL == pRead)<text:line-break/>    {<text:line-break/>        printf(</text:span><text:span text:style-name="T14">“open file stu_scores_bin.txt failed”</text:span><text:span text:style-name="T16">);<text:line-break/>        </text:span><text:span text:style-name="T7">return</text:span><text:span text:style-name="T16">;<text:line-break/>    }</text:span></text:p>
      <text:p text:style-name="P1">    <text:span text:style-name="T10">//</text:span><text:span text:style-name="T11">下面有两种</text:span><text:span text:style-name="T10">fread</text:span><text:span text:style-name="T11">的读数据方式，将下面的</text:span><text:span text:style-name="T10">1</text:span><text:span text:style-name="T11">换成</text:span><text:span text:style-name="T10">0</text:span><text:span text:style-name="T11">，则使用第二种方式</text:span><text:span text:style-name="T16"><text:line-break/></text:span><text:span text:style-name="T17">#if 1</text:span><text:span text:style-name="T16"><text:line-break/>    </text:span><text:span text:style-name="T10">//</text:span><text:span text:style-name="T11">一条条的读取</text:span><text:span text:style-name="T16"><text:line-break/>    ptStu = tStu;<text:line-break/>    nCount = fread(ptStu,</text:span><text:span text:style-name="T7">sizeof</text:span><text:span text:style-name="T16">(</text:span><text:span text:style-name="T7">struct</text:span><text:span text:style-name="T16"> student),</text:span><text:span text:style-name="T14">1</text:span><text:span text:style-name="T16">,pRead);<text:line-break/>    </text:span><text:span text:style-name="T7">while</text:span><text:span text:style-name="T16">(nCount&gt;</text:span><text:span text:style-name="T14">0</text:span><text:span text:style-name="T16">)<text:line-break/>    {<text:line-break/>        printf(</text:span><text:span text:style-name="T14">“%d %s %.1f %.1f </text:span><text:soft-page-break/><text:span text:style-name="T14">%.1f\n“</text:span><text:span text:style-name="T16">,ptStu-&gt;nID,ptStu-&gt;chName,ptStu-&gt;fScores[</text:span><text:span text:style-name="T14">0</text:span><text:span text:style-name="T16">],ptStu-&gt;fScores[</text:span><text:span text:style-name="T14">1</text:span><text:span text:style-name="T16">],ptStu-&gt;fScores[</text:span><text:span text:style-name="T14">2</text:span><text:span text:style-name="T16">]);<text:line-break/>        ptStu++;<text:line-break/>        nCount = fread(ptStu,</text:span><text:span text:style-name="T7">sizeof</text:span><text:span text:style-name="T16">(</text:span><text:span text:style-name="T7">struct</text:span><text:span text:style-name="T16"> student),</text:span><text:span text:style-name="T14">1</text:span><text:span text:style-name="T16">,pRead);<text:line-break/>    }<text:line-break/></text:span><text:span text:style-name="T17">#else</text:span><text:span text:style-name="T16"><text:line-break/>    </text:span><text:span text:style-name="T10">//</text:span><text:span text:style-name="T11">因为事先知道有</text:span><text:span text:style-name="T10">4</text:span><text:span text:style-name="T11">条信息，因此可以直接读取四条信息</text:span><text:span text:style-name="T16"><text:line-break/>    fread(tStu,</text:span><text:span text:style-name="T7">sizeof</text:span><text:span text:style-name="T16">(</text:span><text:span text:style-name="T7">struct</text:span><text:span text:style-name="T16"> student),</text:span><text:span text:style-name="T14">4</text:span><text:span text:style-name="T16">,pRead);<text:line-break/>    </text:span><text:span text:style-name="T7">for</text:span><text:span text:style-name="T16">(nCount=</text:span><text:span text:style-name="T14">0</text:span><text:span text:style-name="T16">; nCount&lt;</text:span><text:span text:style-name="T14">4</text:span><text:span text:style-name="T16">; nCount++)<text:line-break/>    {<text:line-break/>        printf(</text:span><text:span text:style-name="T14">“%d %s %.1f %.1f %.1f\n“</text:span><text:span text:style-name="T16">,tStu[nCount].nID,tStu[nCount].chName,tStu[nCount].fScores[</text:span><text:span text:style-name="T14">0</text:span><text:span text:style-name="T16">],tStu[nCount].fScores[</text:span><text:span text:style-name="T14">1</text:span><text:span text:style-name="T16">],tStu[nCount].fScores[</text:span><text:span text:style-name="T14">2</text:span><text:span text:style-name="T16">]);<text:line-break/>    }<text:line-break/></text:span><text:span text:style-name="T17">#endif</text:span></text:p>
      <text:p text:style-name="P1">    <text:span text:style-name="T16">fclose(pRead);<text:line-break/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None" svg:font-family="None, Consolas, 'Lucida Console', 'Courier New'"/>
    <style:font-face style:name="[object HTMLOptionElement]" svg:font-family="'[object HTMLOptionElement]', Consolas, 'Lucida Console', 'Courier New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5T10:53:23</meta:creation-date>
    <dc:date>2013-04-15T10:53:47</dc:date>
    <meta:editing-duration>P0D</meta:editing-duration>
    <meta:editing-cycles>1</meta:editing-cycles>
    <meta:document-statistic meta:table-count="0" meta:image-count="0" meta:object-count="0" meta:page-count="3" meta:paragraph-count="25" meta:word-count="1040" meta:character-count="3037" meta:non-whitespace-character-count="2536"/>
    <meta:generator>LibreOffice/3.6$Linux_X86_64 LibreOffice_project/360m1$Build-2</meta:generator>
  </office:meta>
</office:document-meta>
</file>